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 style:writing-mode="page"/>
    </style:style>
    <style:style style:name="Table1.A" style:family="table-column">
      <style:table-column-properties style:column-width="3.879cm"/>
    </style:style>
    <style:style style:name="Table1.B" style:family="table-column">
      <style:table-column-properties style:column-width="12.04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6e4f0" fo:padding-left="0.212cm" fo:padding-right="0.212cm" fo:padding-top="0.106cm" fo:padding-bottom="0.106cm" fo:border="none">
        <style:background-image/>
      </style:table-cell-properties>
    </style:style>
    <style:style style:name="Table1.B1" style:family="table-cell">
      <style:table-cell-properties fo:background-color="#f5f5f5" fo:padding-left="0.212cm" fo:padding-right="0.212cm" fo:padding-top="0.106cm" fo:padding-bottom="0.106cm" fo:border="none">
        <style:background-image/>
      </style:table-cell-properties>
    </style:style>
    <style:style style:name="Table2" style:family="table">
      <style:table-properties style:width="15.921cm" fo:margin-left="0cm" fo:margin-top="0cm" fo:margin-bottom="0cm" table:align="left" style:writing-mode="page"/>
    </style:style>
    <style:style style:name="Table2.A" style:family="table-column">
      <style:table-column-properties style:column-width="7.938cm"/>
    </style:style>
    <style:style style:name="Table2.B" style:family="table-column">
      <style:table-column-properties style:column-width="7.98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cm" fo:padding-right="0.212cm" fo:padding-top="0cm" fo:padding-bottom="0cm" fo:border="none"/>
    </style:style>
    <style:style style:name="Table2.B1" style:family="table-cell">
      <style:table-cell-properties fo:padding-left="0.212cm" fo:padding-right="0cm" fo:padding-top="0cm" fo:padding-bottom="0cm" fo:border="none"/>
    </style:style>
    <style:style style:name="Table3" style:family="table">
      <style:table-properties style:width="15.921cm" fo:margin-left="0cm" fo:margin-top="0cm" fo:margin-bottom="0cm" table:align="left" style:writing-mode="page"/>
    </style:style>
    <style:style style:name="Table3.A" style:family="table-column">
      <style:table-column-properties style:column-width="7.938cm"/>
    </style:style>
    <style:style style:name="Table3.B" style:family="table-column">
      <style:table-column-properties style:column-width="7.98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cm" fo:padding-right="0.212cm" fo:padding-top="0cm" fo:padding-bottom="0cm" fo:border="none"/>
    </style:style>
    <style:style style:name="Table3.B1" style:family="table-cell">
      <style:table-cell-properties fo:padding-left="0.212cm" fo:padding-right="0cm" fo:padding-top="0cm" fo:padding-bottom="0cm" fo:border="none"/>
    </style:style>
    <style:style style:name="Table4" style:family="table">
      <style:table-properties style:width="15.921cm" fo:margin-left="0cm" fo:margin-top="0cm" fo:margin-bottom="0cm" table:align="left" style:writing-mode="page"/>
    </style:style>
    <style:style style:name="Table4.A" style:family="table-column">
      <style:table-column-properties style:column-width="7.938cm"/>
    </style:style>
    <style:style style:name="Table4.B" style:family="table-column">
      <style:table-column-properties style:column-width="7.983cm"/>
    </style:style>
    <style:style style:name="Table4.1" style:family="table-row">
      <style:table-row-properties style:min-row-height="2.808cm" fo:keep-together="auto"/>
    </style:style>
    <style:style style:name="Table4.A1" style:family="table-cell">
      <style:table-cell-properties fo:padding-left="0cm" fo:padding-right="0.212cm" fo:padding-top="0cm" fo:padding-bottom="0cm" fo:border="none"/>
    </style:style>
    <style:style style:name="Table4.B1" style:family="table-cell">
      <style:table-cell-properties fo:padding-left="0.212cm" fo:padding-right="0cm" fo:padding-top="0cm" fo:padding-bottom="0cm" fo:border="none"/>
    </style:style>
    <style:style style:name="P1" style:family="paragraph" style:parent-style-name="Standard">
      <style:paragraph-properties fo:margin-top="0cm" fo:margin-bottom="0.106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text-align="center" style:justify-single-word="false" fo:padding-left="0cm" fo:padding-right="0cm" fo:padding-top="0cm" fo:padding-bottom="0.141cm" fo:border-left="none" fo:border-right="none" fo:border-top="none" fo:border-bottom="0.74pt solid #2e75b6"/>
    </style:style>
    <style:style style:name="P3" style:family="paragraph" style:parent-style-name="Standard">
      <loext:graphic-properties draw:fill="solid" draw:fill-color="#1f4e79"/>
      <style:paragraph-properties fo:margin-left="0.141cm" fo:margin-right="0.141cm" fo:margin-top="0.494cm" fo:margin-bottom="0.176cm" style:contextual-spacing="false" fo:background-color="#1f4e79"/>
    </style:style>
    <style:style style:name="P4" style:family="paragraph" style:parent-style-name="Standard">
      <style:paragraph-properties fo:margin-top="0.106cm" fo:margin-bottom="0.106cm" style:contextual-spacing="false"/>
    </style:style>
    <style:style style:name="P5" style:family="paragraph" style:parent-style-name="Standard">
      <loext:graphic-properties draw:fill="solid" draw:fill-color="#1f4e79"/>
      <style:paragraph-properties fo:margin-left="0.141cm" fo:margin-right="0.141cm" fo:margin-top="0.494cm" fo:margin-bottom="0.176cm" style:contextual-spacing="false" fo:background-color="#1f4e79"/>
      <style:text-properties fo:color="#ffffff" loext:opacity="100%" style:font-name="Arial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P6" style:family="paragraph" style:parent-style-name="Standard">
      <style:paragraph-properties fo:margin-top="0.282cm" fo:margin-bottom="0.053cm" style:contextual-spacing="false">
        <style:tab-stops>
          <style:tab-stop style:position="15.921cm" style:type="right"/>
        </style:tab-stops>
      </style:paragraph-properties>
    </style:style>
    <style:style style:name="P7" style:family="paragraph" style:parent-style-name="List_20_Paragraph" style:list-style-name="WWNum2">
      <style:paragraph-properties fo:margin-top="0.071cm" fo:margin-bottom="0.071cm" style:contextual-spacing="false"/>
    </style:style>
    <style:style style:name="P8" style:family="paragraph" style:parent-style-name="Standard">
      <style:paragraph-properties fo:margin-top="0.106cm" fo:margin-bottom="0cm" style:contextual-spacing="false"/>
    </style:style>
    <style:style style:name="P9" style:family="paragraph" style:parent-style-name="Standard">
      <style:paragraph-properties fo:margin-top="0.106cm" fo:margin-bottom="0.035cm" style:contextual-spacing="false"/>
    </style:style>
    <style:style style:name="P10" style:family="paragraph" style:parent-style-name="Standard">
      <style:paragraph-properties fo:margin-top="0cm" fo:margin-bottom="0.035cm" style:contextual-spacing="false"/>
    </style:style>
    <style:style style:name="P11" style:family="paragraph" style:parent-style-name="Standard">
      <style:paragraph-properties fo:margin-top="0cm" fo:margin-bottom="0.106cm" style:contextual-spacing="false"/>
    </style:style>
    <style:style style:name="P12" style:family="paragraph" style:parent-style-name="Standard">
      <style:paragraph-properties fo:margin-top="0cm" fo:margin-bottom="0.071cm" style:contextual-spacing="false"/>
    </style:style>
    <style:style style:name="P13" style:family="paragraph" style:parent-style-name="Standard">
      <style:paragraph-properties fo:margin-top="0.071cm" fo:margin-bottom="0.035cm" style:contextual-spacing="false"/>
    </style:style>
    <style:style style:name="P14" style:family="paragraph" style:parent-style-name="Standard">
      <style:paragraph-properties fo:margin-top="0.071cm" fo:margin-bottom="0.071cm" style:contextual-spacing="false"/>
    </style:style>
    <style:style style:name="P15" style:family="paragraph" style:parent-style-name="Standard">
      <style:paragraph-properties fo:margin-top="0.071cm" fo:margin-bottom="0.018cm" style:contextual-spacing="false"/>
    </style:style>
    <style:style style:name="P16" style:family="paragraph" style:parent-style-name="Standard">
      <style:paragraph-properties fo:margin-top="0cm" fo:margin-bottom="0.018cm" style:contextual-spacing="false"/>
    </style:style>
    <style:style style:name="T1" style:family="text">
      <style:text-properties fo:color="#1f4e79" loext:opacity="100%" style:font-name="Arial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2" style:family="text">
      <style:text-properties fo:color="#2e75b6" loext:opacity="100%" style:font-name="Arial" fo:font-size="13pt" fo:font-weight="normal" style:font-name-asian="Arial3" style:font-size-asian="13pt" style:font-weight-asian="normal" style:font-name-complex="Arial3" style:font-size-complex="13pt" style:font-weight-complex="normal"/>
    </style:style>
    <style:style style:name="T3" style:family="text">
      <style:text-properties fo:color="#555555" loext:opacity="100%" style:font-name="Arial" fo:font-size="10pt" style:font-name-asian="Arial3" style:font-size-asian="10pt" style:font-name-complex="Arial3" style:font-size-complex="10pt"/>
    </style:style>
    <style:style style:name="T4" style:family="text">
      <style:text-properties fo:color="#aaaaaa" loext:opacity="100%" style:font-name="Arial" fo:font-size="10pt" style:font-name-asian="Arial3" style:font-size-asian="10pt" style:font-name-complex="Arial3" style:font-size-complex="10pt"/>
    </style:style>
    <style:style style:name="T5" style:family="text">
      <style:text-properties style:use-window-font-color="true" loext:opacity="0%" style:font-name="Arial" fo:font-size="10pt" style:font-name-asian="Arial3" style:font-size-asian="10pt" style:font-name-complex="Arial3" style:font-size-complex="10pt"/>
    </style:style>
    <style:style style:name="T6" style:family="text">
      <style:text-properties style:use-window-font-color="true" loext:opacity="0%" style:font-name="Arial" fo:font-size="10pt" officeooo:rsid="001f70e3" style:font-name-asian="Arial3" style:font-size-asian="10pt" style:font-name-complex="Arial3" style:font-size-complex="10pt"/>
    </style:style>
    <style:style style:name="T7" style:family="text">
      <style:text-properties fo:color="#ffffff" loext:opacity="100%" style:font-name="Arial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T8" style:family="text">
      <style:text-properties fo:color="#333333" loext:opacity="100%" style:font-name="Arial" fo:font-size="10.5pt" style:font-name-asian="Arial3" style:font-size-asian="10.5pt" style:font-name-complex="Arial3" style:font-size-complex="10.5pt"/>
    </style:style>
    <style:style style:name="T9" style:family="text">
      <style:text-properties fo:color="#1f4e79" loext:opacity="100%"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T10" style:family="text">
      <style:text-properties fo:color="#333333" loext:opacity="100%" style:font-name="Arial" fo:font-size="10pt" style:font-name-asian="Arial3" style:font-size-asian="10pt" style:font-name-complex="Arial3" style:font-size-complex="10pt"/>
    </style:style>
    <style:style style:name="T11" style:family="text">
      <style:text-properties fo:color="#1f4e79" loext:opacity="100%" style:font-name="Arial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T12" style:family="text">
      <style:text-properties fo:color="#333333" loext:opacity="100%" style:font-name="Arial" fo:font-size="11pt" style:font-name-asian="Arial3" style:font-size-asian="11pt" style:font-name-complex="Arial3" style:font-size-complex="11pt"/>
    </style:style>
    <style:style style:name="T13" style:family="text">
      <style:text-properties fo:color="#555555" loext:opacity="100%" style:font-name="Arial" fo:font-size="10pt" fo:font-style="italic" style:font-name-asian="Arial3" style:font-size-asian="10pt" style:font-style-asian="italic" style:font-name-complex="Arial3" style:font-size-complex="10pt" style:font-style-complex="italic"/>
    </style:style>
    <style:style style:name="T14" style:family="text">
      <style:text-properties fo:color="#1f4e79" loext:opacity="100%" style:font-name="Arial" fo:font-size="10.5pt" fo:font-weight="bold" style:font-name-asian="Arial3" style:font-size-asian="10.5pt" style:font-weight-asian="bold" style:font-name-complex="Arial3" style:font-size-complex="10.5pt" style:font-weight-complex="bold"/>
    </style:style>
    <style:style style:name="T15" style:family="text">
      <style:text-properties fo:color="#333333" loext:opacity="100%" style:font-name="Arial" fo:font-size="10pt" fo:font-style="italic" style:font-name-asian="Arial3" style:font-size-asian="10pt" style:font-style-asian="italic" style:font-name-complex="Arial3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UL ROBINSON</text:span></text:p>
      <text:p text:style-name="P1"><text:span text:style-name="T2">Heavy Lift Engineer <text:s/>| <text:s/>Mechanical Engineer <text:s/>| <text:s/>Crane Operator</text:span></text:p>
      <text:p text:style-name="P2"><text:span text:style-name="T3">0421 847 001</text:span><text:span text:style-name="T4"> <text:s text:c="2"/>| <text:s text:c="2"/></text:span><text:span text:style-name="T3">probinson85@live.com.au</text:span><text:span text:style-name="T4"> <text:s text:c="2"/>| </text:span><text:span text:style-name="T5"><text:s text:c="2"/></text:span><text:span text:style-name="T6">Pimpama</text:span><text:span text:style-name="T3">, QLD 4209</text:span><text:span text:style-name="T4"> <text:s text:c="2"/>| <text:s text:c="2"/></text:span><text:span text:style-name="T3">linkedin.com/in/paulrobinson1985</text:span></text:p>
      <text:p text:style-name="P3"><text:span text:style-name="T7">PROFESSIONAL SUMMARY</text:span></text:p>
      <text:p text:style-name="P4"><text:span text:style-name="T8">A uniquely credentialed Heavy Lift Engineer who bridges the gap between the drawing board and the hook. With a Bachelor of Mechanical Engineering (Honours, Griffith University 2023) and a prior career as a crane operator — completing over 1,500 lifts across all-terrain fleets from 30T to 250T, including Liebherr machines up to 250 tonnes — I bring both the engineering rigour to plan complex lifts and the hands-on knowledge to understand exactly what an operator needs on the ground. Experience developing lift studies, safe work method statements, and technical documentation across high-pressure, safety-critical environments. Proficient in 3D CAD (Autodesk Inventor, Fusion 360, SolidWorks) with strong adaptability to new software platforms. Currently designing and manufacturing adaptive engineering solutions as a consultant, with a track record of bringing precision, safety focus, and genuine industry insight to every project.</text:span></text:p>
      <text:p text:style-name="P5">KEY 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9">Lift Planning</text:span></text:p>
          </table:table-cell>
          <table:table-cell table:style-name="Table1.B1" office:value-type="string">
            <text:p text:style-name="Standard"><text:span text:style-name="T10">Lift study development, SWMS &amp; JSA preparation, multi-crane lift coordination, safety documentat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9">Crane Operations</text:span></text:p>
          </table:table-cell>
          <table:table-cell table:style-name="Table1.B1" office:value-type="string">
            <text:p text:style-name="Standard"><text:span text:style-name="T10">All-terrain slew cranes 30T–250T incl. Liebherr LTM series, Terex Franna pick-and-carry, tower crane erection &amp; dismantling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9">CAD &amp; Design</text:span></text:p>
          </table:table-cell>
          <table:table-cell table:style-name="Table1.B1" office:value-type="string">
            <text:p text:style-name="Standard"><text:span text:style-name="T10">Autodesk Inventor, Fusion 360, SolidWorks — 3D modelling, design for manufacture, technical drawing product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9">Engineering</text:span></text:p>
          </table:table-cell>
          <table:table-cell table:style-name="Table1.B1" office:value-type="string">
            <text:p text:style-name="Standard"><text:span text:style-name="T10">Mechanical analysis, load calculations, technical report writing, engineering thesis (adaptive device design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9">Safety &amp; QA</text:span></text:p>
          </table:table-cell>
          <table:table-cell table:style-name="Table1.B1" office:value-type="string">
            <text:p text:style-name="Standard"><text:span text:style-name="T10">Zero-incident safety record across 1,500+ lifts, SWMS authoring, on-site risk assessment, OH&amp;S complianc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9">Collaboration</text:span></text:p>
          </table:table-cell>
          <table:table-cell table:style-name="Table1.B1" office:value-type="string">
            <text:p text:style-name="Standard"><text:span text:style-name="T10">Multidisciplinary team leadership, stakeholder communication, cross-functional project coordination</text:span></text:p>
          </table:table-cell>
        </table:table-row>
      </table:table>
      <text:p text:style-name="P3"><text:span text:style-name="T7">WORK EXPERIENCE</text:span></text:p>
      <text:p text:style-name="P6"><text:span text:style-name="T11">Habitec</text:span><text:span text:style-name="T12"> <text:s/>— <text:s/>Mechanical Engineering Consultant</text:span><text:span text:style-name="T13"><text:tab/>Jul 2020 — Present</text:span></text:p>
      <text:list text:style-name="WWNum2">
        <text:list-item text:start-value="1">
          <text:p text:style-name="P7"><text:span text:style-name="T8">Design, adapt and manufacture custom assistive and adaptive devices for individuals with disabilities, applying mechanical engineering principles to solve complex, user-specific challenges.</text:span></text:p>
        </text:list-item>
        <text:list-item>
          <text:p text:style-name="P7"><text:span text:style-name="T8">Produce detailed technical documentation including design reports, specifications, and manufacturing drawings across the full project lifecycle.</text:span></text:p>
        </text:list-item>
        <text:list-item>
          <text:p text:style-name="P7"><text:span text:style-name="T8">Conduct client assessments and collaborate with multidisciplinary health and engineering teams to develop and validate tailored solutions.</text:span></text:p>
        </text:list-item>
        <text:list-item>
          <text:p text:style-name="P7"><text:span text:style-name="T8">Deliver training on specialised equipment and assistive technology, translating technical knowledge for end-users and support workers.</text:span></text:p>
        </text:list-item>
      </text:list>
      <text:p text:style-name="P6"><text:span text:style-name="T11">Big Lift Cranes</text:span><text:span text:style-name="T12"> <text:s/>— <text:s/>Crane Operator</text:span><text:span text:style-name="T13"><text:tab/>Dec 2014 — Feb 2015</text:span></text:p>
      <text:list text:continue-numbering="true" text:style-name="WWNum2">
        <text:list-item>
          <text:p text:style-name="P7"><text:span text:style-name="T8">Operated Big Lift's 250-tonne Liebherr LTM — the largest crane in the fleet — performing complex lifts including tower crane erection and dismantling.</text:span></text:p>
        </text:list-item>
        <text:list-item>
          <text:p text:style-name="P7"><text:span text:style-name="T8">Maintained strict adherence to lift study protocols and safety procedures. Employment period concluded due to sustaining a spinal cord injury.</text:span></text:p>
        </text:list-item>
      </text:list>
      <text:p text:style-name="P6"><text:span text:style-name="T11">Select Plant Hire</text:span><text:span text:style-name="T12"> <text:s/>— <text:s/>Crane Operator</text:span><text:span text:style-name="T13"><text:tab/>Aug 2013 — Dec 2014</text:span></text:p>
      <text:list text:continue-numbering="true" text:style-name="WWNum2">
        <text:list-item>
          <text:p text:style-name="P7"><text:span text:style-name="T8">Operated cranes ranging from 30T to 280T across construction and process plant projects, completing over 1,500 lifts with a zero-incident safety record.</text:span></text:p>
        </text:list-item>
        <text:list-item>
          <text:p text:style-name="P7"><text:span text:style-name="T8">Played a lead role in developing lift studies and safe work method statements — directly producing the technical planning documentation that underpins safe lift execution.</text:span></text:p>
        </text:list-item>
        <text:list-item>
          <text:p text:style-name="P7"><text:span text:style-name="T8">Coordinated multi-crane lifts in high-pressure environments, managing communication and precision sequencing with cross-functional site teams.</text:span></text:p>
        </text:list-item>
        <text:list-item>
          <text:p text:style-name="P7"><text:soft-page-break/><text:span text:style-name="T8">Specialised in installation of structural steelwork and process plant equipment requiring precise load management and rigging technique.</text:span></text:p>
        </text:list-item>
      </text:list>
      <text:p text:style-name="P6"><text:span text:style-name="T11">NQ Group Heavy Haulage &amp; Cranes</text:span><text:span text:style-name="T12"> <text:s/>— <text:s/>Crane Operator</text:span><text:span text:style-name="T13"><text:tab/>Feb 2012 — Aug 2013</text:span></text:p>
      <text:list text:continue-numbering="true" text:style-name="WWNum2">
        <text:list-item>
          <text:p text:style-name="P7"><text:span text:style-name="T8">Operated all-terrain fleet cranes (50T–220T) and Franna pick-and-carry units under a Hastings Deering contract specialising in heavy machinery loading, transport, and assembly.</text:span></text:p>
        </text:list-item>
        <text:list-item>
          <text:p text:style-name="P7"><text:span text:style-name="T8">Accumulated extensive experience in heavy and intricate multi-crane lifts, consistently adhering to lift studies and rigorous lifting and rigging techniques.</text:span></text:p>
        </text:list-item>
        <text:list-item>
          <text:p text:style-name="P7"><text:span text:style-name="T8">Recognised for expertise in assembly and disassembly of heavy plant and mining equipment, contributing directly to project efficiency and safety outcomes.</text:span></text:p>
        </text:list-item>
      </text:list>
      <text:p text:style-name="P6"><text:span text:style-name="T11">AllState Cranes</text:span><text:span text:style-name="T12"> <text:s/>— <text:s/>Crane Operator &amp; Rigger</text:span><text:span text:style-name="T13"><text:tab/>Mar 2010 — Feb 2012</text:span></text:p>
      <text:list text:continue-numbering="true" text:style-name="WWNum2">
        <text:list-item>
          <text:p text:style-name="P7"><text:span text:style-name="T8">Deployed on major infrastructure projects including the Caltex Lytton Refinery Turnaround and ongoing maintenance program, and the Airport Link tunnel project (Brisbane).</text:span></text:p>
        </text:list-item>
        <text:list-item>
          <text:p text:style-name="P7"><text:span text:style-name="T8">Completed the Airport Link MEFT Mobile Work Platform assembly, operating in confined underground environments with strict procedural compliance.</text:span></text:p>
        </text:list-item>
      </text:list>
      <text:p text:style-name="P6"><text:span text:style-name="T11">East Coast Development Engineering</text:span><text:span text:style-name="T12"> <text:s/>— <text:s/>Rigger &amp; Crane Operator</text:span><text:span text:style-name="T13"><text:tab/>Feb 2011 — Jun 2011</text:span></text:p>
      <text:list text:continue-numbering="true" text:style-name="WWNum2">
        <text:list-item>
          <text:p text:style-name="P7"><text:span text:style-name="T8">FIFO deployment (4 weeks on / 9 days off) to BHP Billiton's Olympic Dam mine site and the TDU upgrade project, performing rigging and crane operations in a high-safety mining environment.</text:span></text:p>
        </text:list-item>
      </text:list>
      <text:p text:style-name="P6"><text:span text:style-name="T11">Hamon</text:span><text:span text:style-name="T12"> <text:s/>— <text:s/>Rigger &amp; Telehandler Operator</text:span><text:span text:style-name="T13"><text:tab/>Jan 2010 — Mar 2010</text:span></text:p>
      <text:list text:continue-numbering="true" text:style-name="WWNum2">
        <text:list-item>
          <text:p text:style-name="P7"><text:span text:style-name="T8">FIFO deployment (8 weeks on / 2 weeks off) performing Franna, forklift and telehandler operations in a major industrial maintenance environment.</text:span></text:p>
        </text:list-item>
      </text:list>
      <text:p text:style-name="P6"><text:span text:style-name="T11">Superior Stainless</text:span><text:span text:style-name="T12"> <text:s/>— <text:s/>Fabricator / Welder</text:span><text:span text:style-name="T13"><text:tab/>Jun 2009 — Oct 2011</text:span></text:p>
      <text:list text:continue-numbering="true" text:style-name="WWNum2">
        <text:list-item>
          <text:p text:style-name="P7"><text:span text:style-name="T8">Led specialised fabrication projects in stainless steel, mild steel, and aluminium. Interpreted complex shop drawings and executed to tight specifications.</text:span></text:p>
        </text:list-item>
      </text:list>
      <text:p text:style-name="P6"><text:span text:style-name="T11">Swift Marine</text:span><text:span text:style-name="T12"> <text:s/>— <text:s/>Apprentice Sheet Metal Fabricator</text:span><text:span text:style-name="T13"><text:tab/>Aug 2004 — Aug 2008</text:span></text:p>
      <text:list text:continue-numbering="true" text:style-name="WWNum2">
        <text:list-item>
          <text:p text:style-name="P7"><text:span text:style-name="T8">Completed a comprehensive Certificate III Sheet Metal Fabrication Apprenticeship, building foundational trade skills in fabrication, welding, and workshop practice.</text:span></text:p>
        </text:list-item>
      </text:list>
      <text:p text:style-name="P8"/>
      <text:p text:style-name="P3"><text:span text:style-name="T7">EDUCATION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14">Bachelor of Mechanical Engineering (Honours)</text:span></text:p>
            <text:p text:style-name="P10"><text:span text:style-name="T3">Griffith University, Gold Coast <text:s/>| <text:s/>2023</text:span></text:p>
            <text:p text:style-name="P11"><text:span text:style-name="T15">Thesis: Designed a leg/foot attachment enabling passive cycling for individuals with lower limb paralysis or weakness — combining biomechanical analysis, 3D CAD modelling, and adaptive device prototyping.</text:span></text:p>
          </table:table-cell>
          <table:table-cell table:style-name="Table2.B1" office:value-type="string">
            <text:p text:style-name="P9"><text:span text:style-name="T14">Certificate III — Engineering Fabrication</text:span></text:p>
            <text:p text:style-name="P12"><text:span text:style-name="T3">TAFE Queensland, Southport <text:s/>| <text:s/>2007</text:span></text:p>
            <text:p text:style-name="P13"><text:span text:style-name="T14">Introduction to CNC Machining</text:span></text:p>
            <text:p text:style-name="P11"><text:span text:style-name="T3">TAFE Queensland, Southport <text:s/>| <text:s/>2023</text:span></text:p>
          </table:table-cell>
        </table:table-row>
      </table:table>
      <text:p text:style-name="P3"><text:span text:style-name="T7">AWARDS &amp; RECOGNITION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<text:span text:style-name="T10">Griffith College Academic Excellence Award <text:s/>| <text:s/>2017</text:span></text:p>
          </table:table-cell>
          <table:table-cell table:style-name="Table3.B1" office:value-type="string">
            <text:p text:style-name="P14"><text:span text:style-name="T10">CTQ Excellence Despite Adversity Award <text:s/>| <text:s/>2016</text:span></text:p>
          </table:table-cell>
        </table:table-row>
      </table:table>
      <text:p text:style-name="P3"><text:span text:style-name="T7">REFERENCES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<text:span text:style-name="T14">Adam Evans</text:span></text:p>
            <text:p text:style-name="P16"><text:span text:style-name="T10">East Coast Cranes — Operations Manager</text:span></text:p>
            <text:p text:style-name="P12"><text:span text:style-name="T3">0437 444 33</text:span></text:p>
            <text:p text:style-name="P15"><text:span text:style-name="T14">Soo Oh</text:span></text:p>
            <text:p text:style-name="P16"><text:span text:style-name="T10">Habitec — Project Manager</text:span></text:p>
            <text:p text:style-name="P12"><text:span text:style-name="T3">0401 390 359</text:span></text:p>
          </table:table-cell>
          <table:table-cell table:style-name="Table4.B1" office:value-type="string">
            <text:p text:style-name="P15"><text:span text:style-name="T14">Jim Barrett</text:span></text:p>
            <text:p text:style-name="P16"><text:span text:style-name="T10">Making Strides SCI Recovery Centre — Director</text:span></text:p>
            <text:p text:style-name="P12"><text:span text:style-name="T3">0401 331 730</text:span></text:p>
            <text:p text:style-name="P15"><text:span text:style-name="T14">Kyle Mulholland</text:span></text:p>
            <text:p text:style-name="P16"><text:span text:style-name="T10">BioSpine Project — Project Manager</text:span></text:p>
            <text:p text:style-name="P12"><text:span text:style-name="T3">0412 366 028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.5pt" fo:language="en" fo:country="AU" style:letter-kerning="false" style:font-name-asian="Arial3" style:font-size-asian="10.5pt" style:language-asian="zh" style:country-asian="CN" style:font-name-complex="Arial3" style:font-size-complex="10.5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.5pt" fo:language="en" fo:country="AU" style:letter-kerning="false" style:font-name-asian="Arial3" style:font-size-asian="10.5pt" style:language-asian="zh" style:country-asian="CN" style:font-name-complex="Arial3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494cm" fo:margin-bottom="0.176cm" style:contextual-spacing="false"/>
      <style:text-properties fo:color="#ffffff" loext:opacity="100%" style:font-name="Arial2" fo:font-family="Arial" style:font-family-generic="swiss" style:font-pitch="variable" fo:font-size="11pt" fo:font-weight="bold" style:font-name-asian="Arial3" style:font-family-asian="Arial" style:font-family-generic-asian="system" style:font-pitch-asian="variable" style:font-size-asian="11pt" style:font-weight-asian="bold" style:font-name-complex="Arial3" style:font-family-complex="Arial" style:font-family-generic-complex="system" style:font-pitch-complex="variable" style:font-size-complex="11pt" style:font-weight-complex="bold"/>
    </style:style>
    <style:style style:name="Heading_20_2" style:display-name="Heading 2" style:family="paragraph" style:parent-style-name="Heading" style:class="chapter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0.988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88cm" fo:margin-bottom="1.588cm" fo:margin-left="1.588cm" fo:margin-right="1.58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3</meta:editing-cycles>
    <meta:creation-date>2026-02-22T23:00:25.840000000</meta:creation-date>
    <dc:date>2026-02-23T09:46:35.458104000</dc:date>
    <meta:print-date>2026-02-23T09:44:38.817651600</meta:print-date>
    <meta:editing-duration>PT28M13S</meta:editing-duration>
    <meta:generator>LibreOffice/25.8.3.2$Windows_X86_64 LibreOffice_project/8ca8d55c161d602844f5428fa4b58097424e324e</meta:generator>
    <meta:document-statistic meta:table-count="4" meta:image-count="0" meta:object-count="0" meta:page-count="2" meta:paragraph-count="71" meta:word-count="852" meta:character-count="6228" meta:non-whitespace-character-count="5394"/>
  </office:meta>
</office:document-meta>
</file>